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3000000B9CC880661855C57B2.png" manifest:media-type="image/png"/>
  <manifest:file-entry manifest:full-path="Pictures/1000000000000500000002D0518172A0D480AC4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size="8pt" style:font-size-asian="8pt" style:font-size-complex="8pt"/>
    </style:style>
    <style:style style:name="P2" style:family="paragraph">
      <loext:graphic-properties draw:fill="none" draw:fill-color="#ffffff"/>
      <style:text-properties fo:color="#f10d0c" fo:font-size="8pt" style:font-size-asian="8pt" style:font-size-complex="8pt"/>
    </style:style>
    <style:style style:name="P3" style:family="paragraph">
      <loext:graphic-properties draw:fill="none" draw:fill-color="#ffffff"/>
      <style:text-properties fo:color="#ce181e" fo:font-size="8pt" style:font-size-asian="8pt" style:font-size-complex="8pt"/>
    </style:style>
    <style:style style:name="P4" style:family="paragraph">
      <style:text-properties fo:color="#f10d0c" fo:font-size="8pt" style:font-size-asian="8pt" style:font-size-complex="8pt"/>
    </style:style>
    <style:style style:name="T1" style:family="text">
      <style:text-properties fo:color="#f10d0c" fo:font-size="8pt" style:font-size-asian="8pt" style:font-size-complex="8pt"/>
    </style:style>
    <style:style style:name="T2" style:family="text">
      <style:text-properties fo:color="#ce181e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 vertical" fo:clip="rect(1.686cm, 9.102cm, 0.427cm, 2.0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cm, 0.907cm, 1.235cm, 4.71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n2" text:anchor-type="paragraph" svg:x="6.281cm" svg:y="6.232cm" svg:width="1.342cm" svg:height="1.03cm" draw:z-index="1" draw:transform="translate (-6.952cm -6.747cm) rotate (1.5707963267949) translate (6.952cm 6.747cm)"><draw:image xlink:href="Pictures/1000000000000193000000B9CC880661855C57B2.png" xlink:type="simple" xlink:show="embed" xlink:actuate="onLoad" loext:mime-type="image/png"/></draw:frame><draw:frame draw:style-name="fr2" draw:name="Imagen3" text:anchor-type="paragraph" svg:x="6.765cm" svg:y="1.741cm" svg:width="1.431cm" svg:height="1.099cm" draw:z-index="3"><draw:image xlink:href="Pictures/1000000000000193000000B9CC880661855C57B2.png" xlink:type="simple" xlink:show="embed" xlink:actuate="onLoad" loext:mime-type="image/png"/></draw:frame><draw:frame draw:style-name="fr1" draw:name="Imagen1" text:anchor-type="paragraph" svg:x="0.545cm" svg:y="0.085cm" svg:width="16.055cm" svg:height="13.24cm" draw:z-index="0" draw:transform="translate (-8.5725cm -6.705cm) rotate (3.14159265358979) translate (8.5725cm 6.705cm)"><draw:image xlink:href="Pictures/1000000000000500000002D0518172A0D480AC46.jpg" xlink:type="simple" xlink:show="embed" xlink:actuate="onLoad" loext:mime-type="image/jpeg"/></draw:frame><draw:frame text:anchor-type="paragraph" draw:z-index="2" draw:name="Forma1" draw:style-name="gr1" draw:text-style-name="P2" svg:width="2.116cm" svg:height="0.489cm" draw:transform="rotate (1.55980075250733) translate (7.46477777777778cm 7.41009722222222cm)"><draw:text-box><text:p text:style-name="P1"><text:span text:style-name="T1">ERED-PUL</text:span></text:p></draw:text-box></draw:frame><draw:frame text:anchor-type="paragraph" draw:z-index="4" draw:name="Forma2" draw:style-name="gr2" draw:text-style-name="P2" svg:width="2.617cm" svg:height="0.578cm" svg:x="6.625cm" svg:y="2.605cm"><draw:text-box><text:p text:style-name="P1"><text:span text:style-name="T1">MENED-PUL</text:span></text:p></draw:text-box></draw:frame><draw:frame text:anchor-type="paragraph" draw:z-index="5" draw:name="Forma3" draw:style-name="gr3" draw:text-style-name="P3" svg:width="1.597cm" svg:height="0.444cm" svg:x="6.719cm" svg:y="4.108cm"><draw:text-box><text:p><text:span text:style-name="T2">MINURDEN</text:span></text:p></draw:text-box></draw:frame><draw:frame text:anchor-type="paragraph" draw:z-index="6" draw:name="Forma4" draw:style-name="gr4" draw:text-style-name="P2" svg:width="2.465cm" svg:height="0.789cm" svg:x="4.909cm" svg:y="10.938cm"><draw:text-box><text:p><text:span text:style-name="T1">PUERTOS DEL SUR</text:span></text:p></draw:text-box></draw:frame><draw:frame text:anchor-type="paragraph" draw:z-index="7" draw:name="Forma5" draw:style-name="gr5" draw:text-style-name="P2" svg:width="2.465cm" svg:height="0.925cm" draw:transform="rotate (0.906174947635456) translate (8.90411111111111cm 4.65666666666667cm)"><draw:text-box><text:p text:style-name="P4"><text:span text:style-name="T1">BOSQUE MÁGIC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58:58.495000000</meta:creation-date>
    <dc:date>2019-03-13T23:37:58.430000000</dc:date>
    <meta:editing-duration>PT4H47M58S</meta:editing-duration>
    <meta:editing-cycles>5</meta:editing-cycles>
    <meta:generator>LibreOffice/6.1.2.1$Windows_X86_64 LibreOffice_project/65905a128db06ba48db947242809d14d3f9a93fe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